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AfterTestExecutionCallbacks.evalu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unAfterTestExecutionCallbacks.RunAfterTestExecutionCallbacks( Statement next , Object testInstance , Method testMethod , TestContextManager testContex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